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Mallige" svg:font-family="Mallige" style:font-pitch="variable"/>
    <style:font-face style:name="Rokkitt1" svg:font-family="Rokkitt" style:font-pitch="variable"/>
    <style:font-face style:name="Rokkitt" svg:font-family="Rokkitt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-color="#bbbbff" draw:textarea-horizontal-align="justify" draw:textarea-vertical-align="middle" draw:auto-grow-height="false" fo:min-height="2.05cm" fo:min-width="5.399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bbbbff" draw:textarea-horizontal-align="justify" draw:textarea-vertical-align="middle" draw:auto-grow-height="false" fo:min-height="2.05cm" fo:min-width="5.399cm" fo:padding-top="0.175cm" fo:padding-bottom="0.175cm" fo:padding-left="0.3cm" fo:padding-right="0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cf8a05" draw:textarea-horizontal-align="justify" draw:textarea-vertical-align="middle" draw:auto-grow-height="false" fo:min-height="2.05cm" fo:min-width="5.399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-color="#cf8a05" draw:textarea-horizontal-align="justify" draw:textarea-vertical-align="middle" draw:auto-grow-height="false" fo:min-height="2.05cm" fo:min-width="5.399cm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style:font-name="Rokkitt1" fo:font-size="20pt"/>
    </style:style>
    <style:style style:name="P2" style:family="paragraph">
      <loext:graphic-properties draw:fill-color="#bbbbff"/>
      <style:paragraph-properties fo:text-align="center"/>
      <style:text-properties style:font-name="Rokkitt1" fo:font-size="20pt" style:font-size-asian="18pt" style:font-size-complex="18pt"/>
    </style:style>
    <style:style style:name="P3" style:family="paragraph">
      <style:paragraph-properties fo:text-align="center"/>
      <style:text-properties style:font-name="Rokkitt1" fo:font-size="20pt" style:font-size-asian="18pt" style:font-size-complex="18pt"/>
    </style:style>
    <style:style style:name="P4" style:family="paragraph">
      <loext:graphic-properties draw:fill="solid" draw:fill-color="#bbbbff"/>
      <style:paragraph-properties fo:text-align="center"/>
      <style:text-properties style:font-name="Rokkitt1" fo:font-size="20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cf8a05"/>
      <style:paragraph-properties fo:text-align="center"/>
      <style:text-properties style:font-name="Rokkitt1" fo:font-size="20pt" style:font-size-asian="18pt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cf8a05"/>
      <style:paragraph-properties fo:text-align="center"/>
      <style:text-properties style:font-name="Rokkitt1" fo:font-size="20pt" style:font-size-asian="18pt" style:font-size-complex="18pt"/>
    </style:style>
    <style:style style:name="T1" style:family="text">
      <style:text-properties style:font-size-asian="18pt" style:font-size-complex="18pt"/>
    </style:style>
    <style:style style:name="T2" style:family="text">
      <style:text-properties fo:font-style="italic" style:font-size-asian="18pt" style:font-style-asian="italic" style:font-size-complex="18pt" style:font-style-complex="italic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0.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999cm" svg:height="2.4cm" svg:x="0.099cm" svg:y="4.2cm">
          <text:p text:style-name="P3">Starting model<text:line-break/><text:span text:style-name="T3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1cm" svg:y1="5.4cm" svg:x2="7.7cm" svg:y2="5.4cm">
          <text:p/>
        </draw:line>
        <draw:line draw:style-name="gr3" draw:text-style-name="P5" draw:layer="layout" svg:x1="13.7cm" svg:y1="5.4cm" svg:x2="15.3cm" svg:y2="5.4cm">
          <text:p/>
        </draw:line>
        <draw:line draw:style-name="gr3" draw:text-style-name="P5" draw:layer="layout" svg:x1="18.3cm" svg:y1="6.6cm" svg:x2="18.3cm" svg:y2="8.1cm">
          <text:p/>
        </draw:line>
        <draw:line draw:style-name="gr3" draw:text-style-name="P5" draw:layer="layout" svg:x1="15.299cm" svg:y1="9.2cm" svg:x2="13.699cm" svg:y2="9.2cm">
          <text:p/>
        </draw:line>
        <draw:line draw:style-name="gr3" draw:text-style-name="P5" draw:layer="layout" svg:x1="10.5cm" svg:y1="8.1cm" svg:x2="10.5cm" svg:y2="6.6cm">
          <text:p/>
        </draw:line>
        <draw:line draw:style-name="gr3" draw:text-style-name="P5" draw:layer="layout" svg:x1="10.4cm" svg:y1="4.2cm" svg:x2="10.4cm" svg:y2="2.6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5" draw:text-style-name="P7" draw:layer="layout" svg:width="5.999cm" svg:height="2.4cm" svg:x="0.099cm" svg:y="4.2cm">
          <text:p text:style-name="P3">Starting model<text:line-break/><text:span text:style-name="T3">(e.g. LPX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6" draw:text-style-name="P9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999cm" svg:height="2.4cm" svg:x="0.099cm" svg:y="4.2cm">
          <text:p text:style-name="P3">Starting model<text:line-break/><text:span text:style-name="T3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1cm" svg:y1="5.4cm" svg:x2="7.7cm" svg:y2="5.4cm">
          <text:p/>
        </draw:line>
        <draw:line draw:style-name="gr3" draw:text-style-name="P5" draw:layer="layout" svg:x1="13.7cm" svg:y1="5.4cm" svg:x2="15.3cm" svg:y2="5.4cm">
          <text:p/>
        </draw:lin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2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999cm" svg:height="2.4cm" svg:x="0.099cm" svg:y="4.2cm">
          <text:p text:style-name="P3">Starting model<text:line-break/><text:span text:style-name="T3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1cm" svg:y1="5.4cm" svg:x2="7.7cm" svg:y2="5.4cm">
          <text:p/>
        </draw:line>
        <draw:line draw:style-name="gr3" draw:text-style-name="P5" draw:layer="layout" svg:x1="13.7cm" svg:y1="5.4cm" svg:x2="15.3cm" svg:y2="5.4cm">
          <text:p/>
        </draw:lin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2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999cm" svg:height="2.4cm" svg:x="0.099cm" svg:y="4.2cm">
          <text:p text:style-name="P3">Starting model<text:line-break/><text:span text:style-name="T3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1cm" svg:y1="5.4cm" svg:x2="7.7cm" svg:y2="5.4cm">
          <text:p/>
        </draw:line>
        <draw:line draw:style-name="gr3" draw:text-style-name="P5" draw:layer="layout" svg:x1="13.7cm" svg:y1="5.4cm" svg:x2="15.3cm" svg:y2="5.4cm">
          <text:p/>
        </draw:line>
        <draw:line draw:style-name="gr3" draw:text-style-name="P5" draw:layer="layout" svg:x1="18.3cm" svg:y1="6.6cm" svg:x2="18.3cm" svg:y2="8.1cm">
          <text:p/>
        </draw:line>
        <draw:line draw:style-name="gr3" draw:text-style-name="P5" draw:layer="layout" svg:x1="15.299cm" svg:y1="9.2cm" svg:x2="13.699cm" svg:y2="9.2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2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999cm" svg:height="2.4cm" svg:x="0.099cm" svg:y="4.2cm">
          <text:p text:style-name="P3">Starting model<text:line-break/><text:span text:style-name="T3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1cm" svg:y1="5.4cm" svg:x2="7.7cm" svg:y2="5.4cm">
          <text:p/>
        </draw:line>
        <draw:line draw:style-name="gr3" draw:text-style-name="P5" draw:layer="layout" svg:x1="13.7cm" svg:y1="5.4cm" svg:x2="15.3cm" svg:y2="5.4cm">
          <text:p/>
        </draw:line>
        <draw:line draw:style-name="gr3" draw:text-style-name="P5" draw:layer="layout" svg:x1="18.3cm" svg:y1="6.6cm" svg:x2="18.3cm" svg:y2="8.1cm">
          <text:p/>
        </draw:line>
        <draw:line draw:style-name="gr3" draw:text-style-name="P5" draw:layer="layout" svg:x1="15.299cm" svg:y1="9.2cm" svg:x2="13.699cm" svg:y2="9.2cm">
          <text:p/>
        </draw:lin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6" draw:text-style-name="P9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999cm" svg:height="2.4cm" svg:x="7.7cm" svg:y="0.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999cm" svg:height="2.4cm" svg:x="0.099cm" svg:y="4.2cm">
          <text:p text:style-name="P3">Starting model<text:line-break/><text:span text:style-name="T3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1cm" svg:y1="5.4cm" svg:x2="7.7cm" svg:y2="5.4cm">
          <text:p/>
        </draw:line>
        <draw:line draw:style-name="gr3" draw:text-style-name="P5" draw:layer="layout" svg:x1="13.7cm" svg:y1="5.4cm" svg:x2="15.3cm" svg:y2="5.4cm">
          <text:p/>
        </draw:line>
        <draw:line draw:style-name="gr3" draw:text-style-name="P5" draw:layer="layout" svg:x1="18.3cm" svg:y1="6.6cm" svg:x2="18.3cm" svg:y2="8.1cm">
          <text:p/>
        </draw:line>
        <draw:line draw:style-name="gr3" draw:text-style-name="P5" draw:layer="layout" svg:x1="15.299cm" svg:y1="9.2cm" svg:x2="13.699cm" svg:y2="9.2cm">
          <text:p/>
        </draw:line>
        <draw:line draw:style-name="gr3" draw:text-style-name="P5" draw:layer="layout" svg:x1="10.5cm" svg:y1="8.1cm" svg:x2="10.5cm" svg:y2="6.6cm">
          <text:p/>
        </draw:line>
        <draw:line draw:style-name="gr3" draw:text-style-name="P5" draw:layer="layout" svg:x1="10.4cm" svg:y1="4.2cm" svg:x2="10.4cm" svg:y2="2.6cm">
          <text:p/>
        </draw:lin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6" draw:text-style-name="P9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0.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999cm" svg:height="2.4cm" svg:x="0.099cm" svg:y="4.2cm">
          <text:p text:style-name="P3">Starting model<text:line-break/><text:span text:style-name="T3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1cm" svg:y1="5.4cm" svg:x2="7.7cm" svg:y2="5.4cm">
          <text:p/>
        </draw:line>
        <draw:line draw:style-name="gr3" draw:text-style-name="P5" draw:layer="layout" svg:x1="13.7cm" svg:y1="5.4cm" svg:x2="15.3cm" svg:y2="5.4cm">
          <text:p/>
        </draw:line>
        <draw:line draw:style-name="gr3" draw:text-style-name="P5" draw:layer="layout" svg:x1="18.3cm" svg:y1="6.6cm" svg:x2="18.3cm" svg:y2="8.1cm">
          <text:p/>
        </draw:line>
        <draw:line draw:style-name="gr3" draw:text-style-name="P5" draw:layer="layout" svg:x1="15.299cm" svg:y1="9.2cm" svg:x2="13.699cm" svg:y2="9.2cm">
          <text:p/>
        </draw:line>
        <draw:line draw:style-name="gr3" draw:text-style-name="P5" draw:layer="layout" svg:x1="10.5cm" svg:y1="8.1cm" svg:x2="10.5cm" svg:y2="6.6cm">
          <text:p/>
        </draw:line>
        <draw:line draw:style-name="gr3" draw:text-style-name="P5" draw:layer="layout" svg:x1="10.4cm" svg:y1="4.2cm" svg:x2="10.4cm" svg:y2="2.6cm">
          <text:p/>
        </draw:lin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2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0.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999cm" svg:height="2.4cm" svg:x="0.099cm" svg:y="4.2cm">
          <text:p text:style-name="P3">Starting model<text:line-break/><text:span text:style-name="T3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1cm" svg:y1="5.4cm" svg:x2="7.7cm" svg:y2="5.4cm">
          <text:p/>
        </draw:line>
        <draw:line draw:style-name="gr3" draw:text-style-name="P5" draw:layer="layout" svg:x1="13.7cm" svg:y1="5.4cm" svg:x2="15.3cm" svg:y2="5.4cm">
          <text:p/>
        </draw:line>
        <draw:line draw:style-name="gr3" draw:text-style-name="P5" draw:layer="layout" svg:x1="18.3cm" svg:y1="6.6cm" svg:x2="18.3cm" svg:y2="8.1cm">
          <text:p/>
        </draw:line>
        <draw:line draw:style-name="gr3" draw:text-style-name="P5" draw:layer="layout" svg:x1="15.299cm" svg:y1="9.2cm" svg:x2="13.699cm" svg:y2="9.2cm">
          <text:p/>
        </draw:line>
        <draw:line draw:style-name="gr3" draw:text-style-name="P5" draw:layer="layout" svg:x1="10.5cm" svg:y1="8.1cm" svg:x2="10.5cm" svg:y2="6.6cm">
          <text:p/>
        </draw:line>
        <draw:line draw:style-name="gr3" draw:text-style-name="P5" draw:layer="layout" svg:x1="10.4cm" svg:y1="4.2cm" svg:x2="10.4cm" svg:y2="2.6cm">
          <text:p/>
        </draw:lin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2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0.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999cm" svg:height="2.4cm" svg:x="0.099cm" svg:y="4.2cm">
          <text:p text:style-name="P3">Starting model<text:line-break/><text:span text:style-name="T3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1cm" svg:y1="5.4cm" svg:x2="7.7cm" svg:y2="5.4cm">
          <text:p/>
        </draw:line>
        <draw:line draw:style-name="gr3" draw:text-style-name="P5" draw:layer="layout" svg:x1="13.7cm" svg:y1="5.4cm" svg:x2="15.3cm" svg:y2="5.4cm">
          <text:p/>
        </draw:line>
        <draw:line draw:style-name="gr3" draw:text-style-name="P5" draw:layer="layout" svg:x1="18.3cm" svg:y1="6.6cm" svg:x2="18.3cm" svg:y2="8.1cm">
          <text:p/>
        </draw:line>
        <draw:line draw:style-name="gr3" draw:text-style-name="P5" draw:layer="layout" svg:x1="15.299cm" svg:y1="9.2cm" svg:x2="13.699cm" svg:y2="9.2cm">
          <text:p/>
        </draw:line>
        <draw:line draw:style-name="gr3" draw:text-style-name="P5" draw:layer="layout" svg:x1="10.5cm" svg:y1="8.1cm" svg:x2="10.5cm" svg:y2="6.6cm">
          <text:p/>
        </draw:line>
        <draw:line draw:style-name="gr3" draw:text-style-name="P5" draw:layer="layout" svg:x1="10.4cm" svg:y1="4.2cm" svg:x2="10.4cm" svg:y2="2.6cm">
          <text:p/>
        </draw:lin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" draw:text-style-name="P2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0.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999cm" svg:height="2.4cm" svg:x="0.099cm" svg:y="4.2cm">
          <text:p text:style-name="P3">Starting model<text:line-break/><text:span text:style-name="T3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1cm" svg:y1="5.4cm" svg:x2="7.7cm" svg:y2="5.4cm">
          <text:p/>
        </draw:line>
        <draw:line draw:style-name="gr3" draw:text-style-name="P5" draw:layer="layout" svg:x1="13.7cm" svg:y1="5.4cm" svg:x2="15.3cm" svg:y2="5.4cm">
          <text:p/>
        </draw:line>
        <draw:line draw:style-name="gr3" draw:text-style-name="P5" draw:layer="layout" svg:x1="18.3cm" svg:y1="6.6cm" svg:x2="18.3cm" svg:y2="8.1cm">
          <text:p/>
        </draw:line>
        <draw:line draw:style-name="gr3" draw:text-style-name="P5" draw:layer="layout" svg:x1="15.299cm" svg:y1="9.2cm" svg:x2="13.699cm" svg:y2="9.2cm">
          <text:p/>
        </draw:line>
        <draw:line draw:style-name="gr3" draw:text-style-name="P5" draw:layer="layout" svg:x1="10.5cm" svg:y1="8.1cm" svg:x2="10.5cm" svg:y2="6.6cm">
          <text:p/>
        </draw:line>
        <draw:line draw:style-name="gr3" draw:text-style-name="P5" draw:layer="layout" svg:x1="10.4cm" svg:y1="4.2cm" svg:x2="10.4cm" svg:y2="2.6cm">
          <text:p/>
        </draw:lin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6" draw:text-style-name="P9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999cm" svg:height="2.4cm" svg:x="7.7cm" svg:y="0.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999cm" svg:height="2.4cm" svg:x="0.099cm" svg:y="4.2cm">
          <text:p text:style-name="P3">Starting model<text:line-break/><text:span text:style-name="T3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1cm" svg:y1="5.4cm" svg:x2="7.7cm" svg:y2="5.4cm">
          <text:p/>
        </draw:line>
        <draw:line draw:style-name="gr3" draw:text-style-name="P5" draw:layer="layout" svg:x1="13.7cm" svg:y1="5.4cm" svg:x2="15.3cm" svg:y2="5.4cm">
          <text:p/>
        </draw:line>
        <draw:line draw:style-name="gr3" draw:text-style-name="P5" draw:layer="layout" svg:x1="18.3cm" svg:y1="6.6cm" svg:x2="18.3cm" svg:y2="8.1cm">
          <text:p/>
        </draw:line>
        <draw:line draw:style-name="gr3" draw:text-style-name="P5" draw:layer="layout" svg:x1="15.299cm" svg:y1="9.2cm" svg:x2="13.699cm" svg:y2="9.2cm">
          <text:p/>
        </draw:line>
        <draw:line draw:style-name="gr3" draw:text-style-name="P5" draw:layer="layout" svg:x1="10.5cm" svg:y1="8.1cm" svg:x2="10.5cm" svg:y2="6.6cm">
          <text:p/>
        </draw:line>
        <draw:line draw:style-name="gr3" draw:text-style-name="P5" draw:layer="layout" svg:x1="10.4cm" svg:y1="4.2cm" svg:x2="10.4cm" svg:y2="2.6cm">
          <text:p/>
        </draw:lin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pitch="variable"/>
    <style:font-face style:name="Mallige" svg:font-family="Mallige" style:font-pitch="variable"/>
    <style:font-face style:name="Rokkitt1" svg:font-family="Rokkitt" style:font-pitch="variable"/>
    <style:font-face style:name="Rokkitt" svg:font-family="Rokkitt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04cm" fo:margin-bottom="0cm" fo:text-indent="0cm"/>
      <style:text-properties fo:font-size="14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53cm" fo:margin-bottom="0cm" fo:text-indent="0cm"/>
      <style:text-properties fo:font-size="12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02cm" fo:margin-bottom="0cm" fo:text-indent="0cm"/>
      <style:text-properties fo:font-size="10.300000190734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1cm" fo:margin-bottom="0cm" fo:text-indent="0cm"/>
      <style:text-properties fo:font-size="10.300000190734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1cm" fo:margin-bottom="0cm" fo:text-indent="0cm"/>
      <style:text-properties fo:font-size="10.300000190734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1cm" fo:margin-bottom="0cm" fo:text-indent="0cm"/>
      <style:text-properties fo:font-size="10.300000190734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1cm" fo:margin-bottom="0cm" fo:text-indent="0cm"/>
      <style:text-properties fo:font-size="10.300000190734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1cm" fo:margin-bottom="0cm" fo:text-indent="0cm"/>
      <style:text-properties fo:font-size="10.300000190734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.6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cm" fo:page-height="10.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519cm" svg:x="1cm" svg:y="4.013cm"/>
      <draw:page-thumbnail draw:layer="backgroundobjects" svg:width="8.999cm" svg:height="4.519cm" svg:x="1cm" svg:y="12.589cm"/>
      <draw:page-thumbnail draw:layer="backgroundobjects" svg:width="8.999cm" svg:height="4.519cm" svg:x="1cm" svg:y="21.165cm"/>
      <draw:page-thumbnail draw:layer="backgroundobjects" svg:width="8.999cm" svg:height="4.519cm" svg:x="11cm" svg:y="4.013cm"/>
      <draw:page-thumbnail draw:layer="backgroundobjects" svg:width="8.999cm" svg:height="4.519cm" svg:x="11cm" svg:y="12.589cm"/>
      <draw:page-thumbnail draw:layer="backgroundobjects" svg:width="8.999cm" svg:height="4.519cm" svg:x="11cm" svg:y="21.165cm"/>
    </style:handout-master>
    <style:master-page style:name="Default" style:page-layout-name="PM1" draw:style-name="Mdp1">
      <draw:frame presentation:style-name="Default-title" draw:layer="backgroundobjects" svg:width="19.349cm" svg:height="1.803cm" svg:x="1.075cm" svg:y="0.429cm" presentation:class="title" presentation:placeholder="true">
        <draw:text-box/>
      </draw:frame>
      <draw:frame presentation:style-name="Default-outline1" draw:layer="backgroundobjects" svg:width="19.349cm" svg:height="6.264cm" svg:x="1.075cm" svg:y="2.526cm" presentation:class="outline" presentation:placeholder="true">
        <draw:text-box/>
      </draw:frame>
      <draw:frame presentation:style-name="Mpr1" draw:text-style-name="MP2" draw:layer="backgroundobjects" svg:width="5.009cm" svg:height="0.744cm" svg:x="1.075cm" svg:y="9.8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815cm" svg:height="0.744cm" svg:x="7.352cm" svg:y="9.8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009cm" svg:height="0.744cm" svg:x="15.415cm" svg:y="9.83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glas Kelley</meta:initial-creator>
    <meta:creation-date>2016-04-01T15:43:31.423218264</meta:creation-date>
    <dc:date>2016-04-20T11:22:32.802590285</dc:date>
    <dc:creator>Douglas Kelley</dc:creator>
    <meta:editing-duration>PT12M19S</meta:editing-duration>
    <meta:editing-cycles>2</meta:editing-cycles>
    <meta:generator>LibreOffice/4.4.6.3$Linux_X86_64 LibreOffice_project/40m0$Build-3</meta:generator>
    <meta:document-statistic meta:object-count="158"/>
  </office:meta>
</office:document-meta>
</file>